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9fd29" officeooo:paragraph-rsid="0019fd29"/>
    </style:style>
    <style:style style:name="T1" style:family="text">
      <style:text-properties officeooo:rsid="001a03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the bonus part I did hyper-parameter searches on all the classifiers to see if it can increase the accuracy of the classifies. <text:span text:style-name="T1">Since most of these classifiers just started with the default value on most of these hyper-parameters, there is definitely room for improvement. With enough runtime allocated, I would perform grid search. However, since the CDF cluster is running very slowly I have chosen random search for this assignment. </text:span>Compared to the result from part 3_1, indeed the performance of the classifiers were increase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editing-cycles>3</meta:editing-cycles>
    <meta:creation-date>2008-08-22T11:41:04</meta:creation-date>
    <dc:date>2022-02-11T18:20:15.375742130</dc:date>
    <meta:editing-duration>PT4M</meta:editing-duration>
    <meta:document-statistic meta:table-count="0" meta:image-count="0" meta:object-count="0" meta:page-count="1" meta:paragraph-count="1" meta:word-count="86" meta:character-count="535" meta:non-whitespace-character-count="449"/>
  </office:meta>
</office:document-meta>
</file>